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zstd -d lngraph_2018_10_17__12_00.json.zst lngraph_2018_10_24__12_00.json.zst lngraph_2018_10_31__12_00.json.zst lngraph_2018_11_07__12_00.json.zst lngraph_2019_01_09__14_00.json.zst lngraph_2019_01_16__12_00.json.zst lngraph_2019_01_23__12_00.json.zst lngraph_2019_01_30__12_00.json.zst lngraph_2019_02_06__12_00.json.zst lngraph_2019_02_14__13_00.json.zst lngraph_2019_02_20__12_00.json.zst lngraph_2019_02_27__12_00.json.zst lngraph_2019_03_01__12_00.json.zst lngraph_2019_03_06__12_00.json.zst lngraph_2019_03_13__12_00.json.zst lngraph_2019_03_20__12_00.json.zst lngraph_2019_04_17__22_00.json.zst lngraph_2019_04_20__12_00.json.zst lngraph_2019_04_24__12_00.json.zst lngraph_2019_04_27__12_00.json.zst lngraph_2019_07_23__13_00.json.zst lngraph_2019_07_24__12_00.json.zst lngraph_2019_07_27__12_00.json.zst lngraph_2019_07_31__12_00.json.zst lngraph_2019_08_07__12_00.json.zst lngraph_2019_08_14__12_00.json.zst lngraph_2019_08_21__12_00.json.zst lngraph_2019_08_28__12_00.json.zst lngraph_2019_09_04__12_00.json.zst lngraph_2019_09_11__12_00.json.zst lngraph_2019_09_18__12_00.json.zst lngraph_2019_09_25__12_00.json.zst lngraph_2019_10_02__12_00.json.zst lngraph_2019_10_09__12_00.json.zst lngraph_2019_10_16__12_00.json.zst lngraph_2019_10_23__12_00.json.zst lngraph_2019_10_30__12_00.json.zst lngraph_2019_11_06__12_00.json.zst lngraph_2019_11_13__12_00.json.zst lngraph_2019_11_20__12_00.json.zst lngraph_2019_11_27__12_00.json.zst lngraph_2019_12_04__12_00.json.zst lngraph_2019_12_11__12_00.json.zst lngraph_2019_12_18__12_00.json.zst lngraph_2019_12_25__12_00.json.zst lngraph_2020_01_01__12_00.json.zst lngraph_2020_01_08__12_00.json.zst lngraph_2020_01_15__12_00.json.zst lngraph_2020_01_22__12_00.json.zst lngraph_2020_01_29__12_00.json.zst lngraph_2020_02_05__12_00.json.zst lngraph_2020_02_12__12_00.json.zst lngraph_2020_02_19__12_00.json.zst lngraph_2020_02_26__12_00.json.zst lngraph_2020_03_04__00_00.json.zst lngraph_2020_03_18__00_00.json.zst lngraph_2020_03_18__12_00.json.zst lngraph_2020_03_25__12_00.json.zst lngraph_2020_04_01__12_00.json.zst lngraph_2020_04_15__12_00.json.zst lngraph_2020_04_22__12_00.json.zst lngraph_2020_04_29__12_00.json.zst lngraph_2020_05_06__12_00.json.zst lngraph_2020_05_13__12_00.json.zst lngraph_2020_05_20__12_00.json.zst lngraph_2020_05_27__12_00.json.zst lngraph_2020_06_03__12_00.json.zst lngraph_2020_06_10__12_00.json.zst lngraph_2020_06_17__12_00.json.zst lngraph_2020_06_24__12_00.json.zst lngraph_2020_07_01__12_00.json.zst lngraph_2020_07_08__12_00.json.zst lngraph_2020_07_15__12_00.json.zst lngraph_2020_07_22__12_00.json.zst lngraph_2020_07_29__12_00.json.zst lngraph_2020_08_05__12_00.json.zst lngraph_2020_08_12__12_00.json.zst lngraph_2020_08_19__12_00.json.zst lngraph_2020_08_26__12_00.json.zst lngraph_2020_09_02__12_00.json.zst lngraph_2020_09_09__12_00.json.zst lngraph_2020_09_16__12_00.json.zst lngraph_2020_09_23__12_00.json.zst lngraph_2020_09_30__12_00.json.zst lngraph_2020_10_07__12_00.json.zst lngraph_2020_10_14__12_00.json.zst lngraph_2020_10_21__12_00.json.zst lngraph_2020_10_28__12_00.json.zst lngraph_2020_11_01__12_00.json.zst lngraph_2020_11_04__12_00.json.zst lngraph_2020_11_05__18_00.json.zst lngraph_2020_11_07__12_00.json.zst</text:p>
          </table:table-cell>
          <table:table-cell/>
        </table:table-row>
        <table:table-row table:style-name="ro1">
          <table:table-cell office:value-type="string" calcext:value-type="string">
            <text:p>lngraph_2018_01_03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1_10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1_17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1_24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1_31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2_07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2_14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2_21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2_28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3_07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3_14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3_21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3_28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4_04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4_11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4_18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4_25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5_02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5_09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5_16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5_23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5_30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6_06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6_13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6_20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6_27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7_04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7_11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7_18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7_25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8_01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8_08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8_15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8_22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8_29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9_05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9_12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9_19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09_26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10_03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10_10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10_17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43];[.D43])" office:value-type="string" office:string-value="lngraph_2018_10_17__12_00.json.zst" calcext:value-type="string">
            <text:p>lngraph_2018_10_17__12_00.json.zst</text:p>
          </table:table-cell>
          <table:table-cell table:number-columns-repeated="2"/>
          <table:table-cell table:style-name="ce1" office:value-type="float" office:value="1" calcext:value-type="float" table:number-columns-spanned="1" table:number-rows-spanned="4">
            <text:p>1</text:p>
          </table:table-cell>
        </table:table-row>
        <table:table-row table:style-name="ro1">
          <table:table-cell office:value-type="string" calcext:value-type="string">
            <text:p>lngraph_2018_10_24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44];[.D44])" office:value-type="string" office:string-value="lngraph_2018_10_24__12_00.json.zst" calcext:value-type="string">
            <text:p>lngraph_2018_10_24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8_10_31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45];[.D45])" office:value-type="string" office:string-value="lngraph_2018_10_31__12_00.json.zst" calcext:value-type="string">
            <text:p>lngraph_2018_10_31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8_11_07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46];[.D46])" office:value-type="string" office:string-value="lngraph_2018_11_07__12_00.json.zst" calcext:value-type="string">
            <text:p>lngraph_2018_11_07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8_11_14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11_21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11_28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12_05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12_12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12_19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8_12_26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ngraph_2019_01_02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1_09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1_09__14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57];[.D57])" office:value-type="string" office:string-value="lngraph_2019_01_09__14_00.json.zst" calcext:value-type="string">
            <text:p>lngraph_2019_01_09__14_00.json.zst</text:p>
          </table:table-cell>
          <table:table-cell table:number-columns-repeated="2"/>
          <table:table-cell table:style-name="ce1" office:value-type="float" office:value="2" calcext:value-type="float" table:number-columns-spanned="1" table:number-rows-spanned="4">
            <text:p>2</text:p>
          </table:table-cell>
        </table:table-row>
        <table:table-row table:style-name="ro1">
          <table:table-cell office:value-type="string" calcext:value-type="string">
            <text:p>lngraph_2019_01_16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58];[.D58])" office:value-type="string" office:string-value="lngraph_2019_01_16__12_00.json.zst" calcext:value-type="string">
            <text:p>lngraph_2019_01_16__12_00.json.zst</text:p>
          </table:table-cell>
          <table:table-cell table:number-columns-repeated="2"/>
          <table:covered-table-cell table:style-name="ce1"/>
        </table:table-row>
        <table:table-row table:style-name="ro1">
          <table:table-cell office:value-type="string" calcext:value-type="string">
            <text:p>lngraph_2019_01_23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59];[.D59])" office:value-type="string" office:string-value="lngraph_2019_01_23__12_00.json.zst" calcext:value-type="string">
            <text:p>lngraph_2019_01_23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1_30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60];[.D60])" office:value-type="string" office:string-value="lngraph_2019_01_30__12_00.json.zst" calcext:value-type="string">
            <text:p>lngraph_2019_01_30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2_06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61];[.D61])" office:value-type="string" office:string-value="lngraph_2019_02_06__12_00.json.zst" calcext:value-type="string">
            <text:p>lngraph_2019_02_06__12_00.json.zst</text:p>
          </table:table-cell>
          <table:table-cell table:number-columns-repeated="2"/>
          <table:table-cell table:style-name="ce1" office:value-type="float" office:value="3" calcext:value-type="float" table:number-columns-spanned="1" table:number-rows-spanned="5">
            <text:p>3</text:p>
          </table:table-cell>
        </table:table-row>
        <table:table-row table:style-name="ro1">
          <table:table-cell office:value-type="string" calcext:value-type="string">
            <text:p>lngraph_2019_02_13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3"/>
          <table:covered-table-cell/>
        </table:table-row>
        <table:table-row table:style-name="ro1">
          <table:table-cell office:value-type="string" calcext:value-type="string">
            <text:p>lngraph_2019_02_14__13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63];[.D63])" office:value-type="string" office:string-value="lngraph_2019_02_14__13_00.json.zst" calcext:value-type="string">
            <text:p>lngraph_2019_02_14__13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2_20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64];[.D64])" office:value-type="string" office:string-value="lngraph_2019_02_20__12_00.json.zst" calcext:value-type="string">
            <text:p>lngraph_2019_02_20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2_27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65];[.D65])" office:value-type="string" office:string-value="lngraph_2019_02_27__12_00.json.zst" calcext:value-type="string">
            <text:p>lngraph_2019_02_27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3_01__12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66];[.D66])" office:value-type="string" office:string-value="lngraph_2019_03_01__12_00.json.zst" calcext:value-type="string">
            <text:p>lngraph_2019_03_01__12_00.json.zst</text:p>
          </table:table-cell>
          <table:table-cell table:number-columns-repeated="2"/>
          <table:table-cell table:style-name="ce1" office:value-type="float" office:value="4" calcext:value-type="float" table:number-columns-spanned="1" table:number-rows-spanned="4">
            <text:p>4</text:p>
          </table:table-cell>
        </table:table-row>
        <table:table-row table:style-name="ro1">
          <table:table-cell office:value-type="string" calcext:value-type="string">
            <text:p>lngraph_2019_03_06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67];[.D67])" office:value-type="string" office:string-value="lngraph_2019_03_06__12_00.json.zst" calcext:value-type="string">
            <text:p>lngraph_2019_03_06__12_00.json.zst</text:p>
          </table:table-cell>
          <table:table-cell table:number-columns-repeated="2"/>
          <table:covered-table-cell table:style-name="ce1"/>
        </table:table-row>
        <table:table-row table:style-name="ro1">
          <table:table-cell office:value-type="string" calcext:value-type="string">
            <text:p>lngraph_2019_03_13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68];[.D68])" office:value-type="string" office:string-value="lngraph_2019_03_13__12_00.json.zst" calcext:value-type="string">
            <text:p>lngraph_2019_03_13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3_20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69];[.D69])" office:value-type="string" office:string-value="lngraph_2019_03_20__12_00.json.zst" calcext:value-type="string">
            <text:p>lngraph_2019_03_20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3_27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4_03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4_10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4_17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4_17__22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74];[.D74])" office:value-type="string" office:string-value="lngraph_2019_04_17__22_00.json.zst" calcext:value-type="string">
            <text:p>lngraph_2019_04_17__22_00.json.zst</text:p>
          </table:table-cell>
          <table:table-cell table:number-columns-repeated="2"/>
          <table:table-cell table:style-name="ce1" office:value-type="float" office:value="5" calcext:value-type="float" table:number-columns-spanned="1" table:number-rows-spanned="4">
            <text:p>5</text:p>
          </table:table-cell>
        </table:table-row>
        <table:table-row table:style-name="ro1">
          <table:table-cell office:value-type="string" calcext:value-type="string">
            <text:p>lngraph_2019_04_20__12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75];[.D75])" office:value-type="string" office:string-value="lngraph_2019_04_20__12_00.json.zst" calcext:value-type="string">
            <text:p>lngraph_2019_04_20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4_24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76];[.D76])" office:value-type="string" office:string-value="lngraph_2019_04_24__12_00.json.zst" calcext:value-type="string">
            <text:p>lngraph_2019_04_24__12_00.json.zst</text:p>
          </table:table-cell>
          <table:table-cell table:number-columns-repeated="2"/>
          <table:covered-table-cell table:style-name="ce3"/>
        </table:table-row>
        <table:table-row table:style-name="ro1">
          <table:table-cell office:value-type="string" calcext:value-type="string">
            <text:p>lngraph_2019_04_27__12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77];[.D77])" office:value-type="string" office:string-value="lngraph_2019_04_27__12_00.json.zst" calcext:value-type="string">
            <text:p>lngraph_2019_04_27__12_00.json.zst</text:p>
          </table:table-cell>
          <table:table-cell table:number-columns-repeated="2"/>
          <table:covered-table-cell table:style-name="ce3"/>
        </table:table-row>
        <table:table-row table:style-name="ro1">
          <table:table-cell office:value-type="string" calcext:value-type="string">
            <text:p>lngraph_2019_05_01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5_08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5_15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5_22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5_29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6_05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6_12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6_19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6_26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7_03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7_10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7_17__12_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19_07_23__13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0];[.D90])" office:value-type="string" office:string-value="lngraph_2019_07_23__13_00.json.zst" calcext:value-type="string">
            <text:p>lngraph_2019_07_23__13_00.json.zst</text:p>
          </table:table-cell>
          <table:table-cell table:number-columns-repeated="2"/>
          <table:table-cell table:style-name="ce4" office:value-type="float" office:value="6" calcext:value-type="float" table:number-columns-spanned="1" table:number-rows-spanned="4">
            <text:p>6</text:p>
          </table:table-cell>
        </table:table-row>
        <table:table-row table:style-name="ro1">
          <table:table-cell office:value-type="string" calcext:value-type="string">
            <text:p>lngraph_2019_07_24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1];[.D91])" office:value-type="string" office:string-value="lngraph_2019_07_24__12_00.json.zst" calcext:value-type="string">
            <text:p>lngraph_2019_07_24__12_00.json.zst</text:p>
          </table:table-cell>
          <table:table-cell table:number-columns-repeated="2"/>
          <table:covered-table-cell table:style-name="ce4"/>
        </table:table-row>
        <table:table-row table:style-name="ro1">
          <table:table-cell office:value-type="string" calcext:value-type="string">
            <text:p>lngraph_2019_07_27__12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2];[.D92])" office:value-type="string" office:string-value="lngraph_2019_07_27__12_00.json.zst" calcext:value-type="string">
            <text:p>lngraph_2019_07_27__12_00.json.zst</text:p>
          </table:table-cell>
          <table:table-cell table:number-columns-repeated="2"/>
          <table:covered-table-cell table:style-name="ce4"/>
        </table:table-row>
        <table:table-row table:style-name="ro1">
          <table:table-cell office:value-type="string" calcext:value-type="string">
            <text:p>lngraph_2019_07_31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3];[.D93])" office:value-type="string" office:string-value="lngraph_2019_07_31__12_00.json.zst" calcext:value-type="string">
            <text:p>lngraph_2019_07_31__12_00.json.zst</text:p>
          </table:table-cell>
          <table:table-cell table:number-columns-repeated="2"/>
          <table:covered-table-cell table:style-name="ce5"/>
        </table:table-row>
        <table:table-row table:style-name="ro1">
          <table:table-cell office:value-type="string" calcext:value-type="string">
            <text:p>lngraph_2019_08_07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4];[.D94])" office:value-type="string" office:string-value="lngraph_2019_08_07__12_00.json.zst" calcext:value-type="string">
            <text:p>lngraph_2019_08_07__12_00.json.zst</text:p>
          </table:table-cell>
          <table:table-cell table:number-columns-repeated="2"/>
          <table:table-cell table:style-name="ce1" office:value-type="float" office:value="7" calcext:value-type="float" table:number-columns-spanned="1" table:number-rows-spanned="4">
            <text:p>7</text:p>
          </table:table-cell>
        </table:table-row>
        <table:table-row table:style-name="ro1">
          <table:table-cell office:value-type="string" calcext:value-type="string">
            <text:p>lngraph_2019_08_14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5];[.D95])" office:value-type="string" office:string-value="lngraph_2019_08_14__12_00.json.zst" calcext:value-type="string">
            <text:p>lngraph_2019_08_14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8_21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6];[.D96])" office:value-type="string" office:string-value="lngraph_2019_08_21__12_00.json.zst" calcext:value-type="string">
            <text:p>lngraph_2019_08_21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8_28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7];[.D97])" office:value-type="string" office:string-value="lngraph_2019_08_28__12_00.json.zst" calcext:value-type="string">
            <text:p>lngraph_2019_08_28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9_04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8];[.D98])" office:value-type="string" office:string-value="lngraph_2019_09_04__12_00.json.zst" calcext:value-type="string">
            <text:p>lngraph_2019_09_04__12_00.json.zst</text:p>
          </table:table-cell>
          <table:table-cell table:number-columns-repeated="2"/>
          <table:table-cell table:style-name="ce1" office:value-type="float" office:value="8" calcext:value-type="float" table:number-columns-spanned="1" table:number-rows-spanned="4">
            <text:p>8</text:p>
          </table:table-cell>
        </table:table-row>
        <table:table-row table:style-name="ro1">
          <table:table-cell office:value-type="string" calcext:value-type="string">
            <text:p>lngraph_2019_09_11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99];[.D99])" office:value-type="string" office:string-value="lngraph_2019_09_11__12_00.json.zst" calcext:value-type="string">
            <text:p>lngraph_2019_09_11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9_18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0];[.D100])" office:value-type="string" office:string-value="lngraph_2019_09_18__12_00.json.zst" calcext:value-type="string">
            <text:p>lngraph_2019_09_18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09_25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1];[.D101])" office:value-type="string" office:string-value="lngraph_2019_09_25__12_00.json.zst" calcext:value-type="string">
            <text:p>lngraph_2019_09_25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0_02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2];[.D102])" office:value-type="string" office:string-value="lngraph_2019_10_02__12_00.json.zst" calcext:value-type="string">
            <text:p>lngraph_2019_10_02__12_00.json.zst</text:p>
          </table:table-cell>
          <table:table-cell table:number-columns-repeated="2"/>
          <table:table-cell table:style-name="ce1" office:value-type="float" office:value="9" calcext:value-type="float" table:number-columns-spanned="1" table:number-rows-spanned="5">
            <text:p>9</text:p>
          </table:table-cell>
        </table:table-row>
        <table:table-row table:style-name="ro1">
          <table:table-cell office:value-type="string" calcext:value-type="string">
            <text:p>lngraph_2019_10_09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3];[.D103])" office:value-type="string" office:string-value="lngraph_2019_10_09__12_00.json.zst" calcext:value-type="string">
            <text:p>lngraph_2019_10_09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0_16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4];[.D104])" office:value-type="string" office:string-value="lngraph_2019_10_16__12_00.json.zst" calcext:value-type="string">
            <text:p>lngraph_2019_10_16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0_23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5];[.D105])" office:value-type="string" office:string-value="lngraph_2019_10_23__12_00.json.zst" calcext:value-type="string">
            <text:p>lngraph_2019_10_23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0_30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6];[.D106])" office:value-type="string" office:string-value="lngraph_2019_10_30__12_00.json.zst" calcext:value-type="string">
            <text:p>lngraph_2019_10_30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1_06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7];[.D107])" office:value-type="string" office:string-value="lngraph_2019_11_06__12_00.json.zst" calcext:value-type="string">
            <text:p>lngraph_2019_11_06__12_00.json.zst</text:p>
          </table:table-cell>
          <table:table-cell table:number-columns-repeated="2"/>
          <table:table-cell table:style-name="ce1" office:value-type="float" office:value="10" calcext:value-type="float" table:number-columns-spanned="1" table:number-rows-spanned="4">
            <text:p>10</text:p>
          </table:table-cell>
        </table:table-row>
        <table:table-row table:style-name="ro1">
          <table:table-cell office:value-type="string" calcext:value-type="string">
            <text:p>lngraph_2019_11_13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8];[.D108])" office:value-type="string" office:string-value="lngraph_2019_11_13__12_00.json.zst" calcext:value-type="string">
            <text:p>lngraph_2019_11_13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1_20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09];[.D109])" office:value-type="string" office:string-value="lngraph_2019_11_20__12_00.json.zst" calcext:value-type="string">
            <text:p>lngraph_2019_11_20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1_27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10];[.D110])" office:value-type="string" office:string-value="lngraph_2019_11_27__12_00.json.zst" calcext:value-type="string">
            <text:p>lngraph_2019_11_27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2_04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11];[.D111])" office:value-type="string" office:string-value="lngraph_2019_12_04__12_00.json.zst" calcext:value-type="string">
            <text:p>lngraph_2019_12_04__12_00.json.zst</text:p>
          </table:table-cell>
          <table:table-cell table:number-columns-repeated="2"/>
          <table:table-cell table:style-name="ce1" office:value-type="float" office:value="11" calcext:value-type="float" table:number-columns-spanned="1" table:number-rows-spanned="4">
            <text:p>11</text:p>
          </table:table-cell>
        </table:table-row>
        <table:table-row table:style-name="ro1">
          <table:table-cell office:value-type="string" calcext:value-type="string">
            <text:p>lngraph_2019_12_11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12];[.D112])" office:value-type="string" office:string-value="lngraph_2019_12_11__12_00.json.zst" calcext:value-type="string">
            <text:p>lngraph_2019_12_11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2_18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13];[.D113])" office:value-type="string" office:string-value="lngraph_2019_12_18__12_00.json.zst" calcext:value-type="string">
            <text:p>lngraph_2019_12_18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19_12_25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14];[.D114])" office:value-type="string" office:string-value="lngraph_2019_12_25__12_00.json.zst" calcext:value-type="string">
            <text:p>lngraph_2019_12_25__12_00.json.zst</text:p>
          </table:table-cell>
          <table:table-cell table:number-columns-repeated="2"/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ngraph_2020_01_01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16];[.D116])" office:value-type="string" office:string-value="lngraph_2020_01_01__12_00.json.zst" calcext:value-type="string">
            <text:p>lngraph_2020_01_01__12_00.json.zst</text:p>
          </table:table-cell>
          <table:table-cell table:number-columns-repeated="2"/>
          <table:table-cell table:style-name="ce1" office:value-type="float" office:value="12" calcext:value-type="float" table:number-columns-spanned="1" table:number-rows-spanned="5">
            <text:p>12</text:p>
          </table:table-cell>
        </table:table-row>
        <table:table-row table:style-name="ro1">
          <table:table-cell office:value-type="string" calcext:value-type="string">
            <text:p>lngraph_2020_01_08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17];[.D117])" office:value-type="string" office:string-value="lngraph_2020_01_08__12_00.json.zst" calcext:value-type="string">
            <text:p>lngraph_2020_01_08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1_15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18];[.D118])" office:value-type="string" office:string-value="lngraph_2020_01_15__12_00.json.zst" calcext:value-type="string">
            <text:p>lngraph_2020_01_15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1_22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19];[.D119])" office:value-type="string" office:string-value="lngraph_2020_01_22__12_00.json.zst" calcext:value-type="string">
            <text:p>lngraph_2020_01_22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1_29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20];[.D120])" office:value-type="string" office:string-value="lngraph_2020_01_29__12_00.json.zst" calcext:value-type="string">
            <text:p>lngraph_2020_01_29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2_05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21];[.D121])" office:value-type="string" office:string-value="lngraph_2020_02_05__12_00.json.zst" calcext:value-type="string">
            <text:p>lngraph_2020_02_05__12_00.json.zst</text:p>
          </table:table-cell>
          <table:table-cell table:number-columns-repeated="2"/>
          <table:table-cell table:style-name="ce1" office:value-type="float" office:value="13" calcext:value-type="float" table:number-columns-spanned="1" table:number-rows-spanned="4">
            <text:p>13</text:p>
          </table:table-cell>
        </table:table-row>
        <table:table-row table:style-name="ro1">
          <table:table-cell office:value-type="string" calcext:value-type="string">
            <text:p>lngraph_2020_02_12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22];[.D122])" office:value-type="string" office:string-value="lngraph_2020_02_12__12_00.json.zst" calcext:value-type="string">
            <text:p>lngraph_2020_02_12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2_19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23];[.D123])" office:value-type="string" office:string-value="lngraph_2020_02_19__12_00.json.zst" calcext:value-type="string">
            <text:p>lngraph_2020_02_19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2_26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24];[.D124])" office:value-type="string" office:string-value="lngraph_2020_02_26__12_00.json.zst" calcext:value-type="string">
            <text:p>lngraph_2020_02_26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3_04__00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25];[.D125])" office:value-type="string" office:string-value="lngraph_2020_03_04__00_00.json.zst" calcext:value-type="string">
            <text:p>lngraph_2020_03_04__00_00.json.zst</text:p>
          </table:table-cell>
          <table:table-cell table:number-columns-repeated="2"/>
          <table:table-cell table:style-name="ce1" office:value-type="float" office:value="14" calcext:value-type="float" table:number-columns-spanned="1" table:number-rows-spanned="6">
            <text:p>14</text:p>
          </table:table-cell>
        </table:table-row>
        <table:table-row table:style-name="ro1">
          <table:table-cell office:value-type="string" calcext:value-type="string">
            <text:p>lngraph_2020_03_04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3"/>
          <table:covered-table-cell/>
        </table:table-row>
        <table:table-row table:style-name="ro1">
          <table:table-cell office:value-type="string" calcext:value-type="string">
            <text:p>lngraph_2020_03_11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3"/>
          <table:covered-table-cell/>
        </table:table-row>
        <table:table-row table:style-name="ro1">
          <table:table-cell office:value-type="string" calcext:value-type="string">
            <text:p>lngraph_2020_03_18__00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28];[.D128])" office:value-type="string" office:string-value="lngraph_2020_03_18__00_00.json.zst" calcext:value-type="string">
            <text:p>lngraph_2020_03_18__00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3_18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29];[.D129])" office:value-type="string" office:string-value="lngraph_2020_03_18__12_00.json.zst" calcext:value-type="string">
            <text:p>lngraph_2020_03_18__12_00.json.zst</text:p>
          </table:table-cell>
          <table:table-cell table:number-columns-repeated="2"/>
          <table:covered-table-cell table:style-name="ce1"/>
        </table:table-row>
        <table:table-row table:style-name="ro1">
          <table:table-cell office:value-type="string" calcext:value-type="string">
            <text:p>lngraph_2020_03_25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30];[.D130])" office:value-type="string" office:string-value="lngraph_2020_03_25__12_00.json.zst" calcext:value-type="string">
            <text:p>lngraph_2020_03_25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4_01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31];[.D131])" office:value-type="string" office:string-value="lngraph_2020_04_01__12_00.json.zst" calcext:value-type="string">
            <text:p>lngraph_2020_04_01__12_00.json.zst</text:p>
          </table:table-cell>
          <table:table-cell table:number-columns-repeated="2"/>
          <table:table-cell table:style-name="ce1" office:value-type="float" office:value="15" calcext:value-type="float" table:number-columns-spanned="1" table:number-rows-spanned="5">
            <text:p>15</text:p>
          </table:table-cell>
        </table:table-row>
        <table:table-row table:style-name="ro1">
          <table:table-cell office:value-type="string" calcext:value-type="string">
            <text:p>lngraph_2020_04_08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RUPTED</text:p>
          </table:table-cell>
          <table:table-cell office:value-type="string" calcext:value-type="string">
            <text:p>.json.zst</text:p>
          </table:table-cell>
          <table:table-cell table:number-columns-repeated="3"/>
          <table:covered-table-cell/>
        </table:table-row>
        <table:table-row table:style-name="ro1">
          <table:table-cell office:value-type="string" calcext:value-type="string">
            <text:p>lngraph_2020_04_15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33];[.D133])" office:value-type="string" office:string-value="lngraph_2020_04_15__12_00.json.zst" calcext:value-type="string">
            <text:p>lngraph_2020_04_15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4_22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34];[.D134])" office:value-type="string" office:string-value="lngraph_2020_04_22__12_00.json.zst" calcext:value-type="string">
            <text:p>lngraph_2020_04_22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4_29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35];[.D135])" office:value-type="string" office:string-value="lngraph_2020_04_29__12_00.json.zst" calcext:value-type="string">
            <text:p>lngraph_2020_04_29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5_06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36];[.D136])" office:value-type="string" office:string-value="lngraph_2020_05_06__12_00.json.zst" calcext:value-type="string">
            <text:p>lngraph_2020_05_06__12_00.json.zst</text:p>
          </table:table-cell>
          <table:table-cell table:number-columns-repeated="2"/>
          <table:table-cell table:style-name="ce1" office:value-type="float" office:value="16" calcext:value-type="float" table:number-columns-spanned="1" table:number-rows-spanned="4">
            <text:p>16</text:p>
          </table:table-cell>
        </table:table-row>
        <table:table-row table:style-name="ro1">
          <table:table-cell office:value-type="string" calcext:value-type="string">
            <text:p>lngraph_2020_05_13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37];[.D137])" office:value-type="string" office:string-value="lngraph_2020_05_13__12_00.json.zst" calcext:value-type="string">
            <text:p>lngraph_2020_05_13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5_20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38];[.D138])" office:value-type="string" office:string-value="lngraph_2020_05_20__12_00.json.zst" calcext:value-type="string">
            <text:p>lngraph_2020_05_20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5_27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39];[.D139])" office:value-type="string" office:string-value="lngraph_2020_05_27__12_00.json.zst" calcext:value-type="string">
            <text:p>lngraph_2020_05_27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6_03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0];[.D140])" office:value-type="string" office:string-value="lngraph_2020_06_03__12_00.json.zst" calcext:value-type="string">
            <text:p>lngraph_2020_06_03__12_00.json.zst</text:p>
          </table:table-cell>
          <table:table-cell table:number-columns-repeated="2"/>
          <table:table-cell table:style-name="ce1" office:value-type="float" office:value="17" calcext:value-type="float" table:number-columns-spanned="1" table:number-rows-spanned="4">
            <text:p>17</text:p>
          </table:table-cell>
        </table:table-row>
        <table:table-row table:style-name="ro1">
          <table:table-cell office:value-type="string" calcext:value-type="string">
            <text:p>lngraph_2020_06_10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1];[.D141])" office:value-type="string" office:string-value="lngraph_2020_06_10__12_00.json.zst" calcext:value-type="string">
            <text:p>lngraph_2020_06_10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6_17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2];[.D142])" office:value-type="string" office:string-value="lngraph_2020_06_17__12_00.json.zst" calcext:value-type="string">
            <text:p>lngraph_2020_06_17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6_24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3];[.D143])" office:value-type="string" office:string-value="lngraph_2020_06_24__12_00.json.zst" calcext:value-type="string">
            <text:p>lngraph_2020_06_24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7_01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4];[.D144])" office:value-type="string" office:string-value="lngraph_2020_07_01__12_00.json.zst" calcext:value-type="string">
            <text:p>lngraph_2020_07_01__12_00.json.zst</text:p>
          </table:table-cell>
          <table:table-cell table:number-columns-repeated="2"/>
          <table:table-cell table:style-name="ce1" office:value-type="float" office:value="18" calcext:value-type="float" table:number-columns-spanned="1" table:number-rows-spanned="5">
            <text:p>18</text:p>
          </table:table-cell>
        </table:table-row>
        <table:table-row table:style-name="ro1">
          <table:table-cell office:value-type="string" calcext:value-type="string">
            <text:p>lngraph_2020_07_08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5];[.D145])" office:value-type="string" office:string-value="lngraph_2020_07_08__12_00.json.zst" calcext:value-type="string">
            <text:p>lngraph_2020_07_08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7_15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6];[.D146])" office:value-type="string" office:string-value="lngraph_2020_07_15__12_00.json.zst" calcext:value-type="string">
            <text:p>lngraph_2020_07_15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7_22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7];[.D147])" office:value-type="string" office:string-value="lngraph_2020_07_22__12_00.json.zst" calcext:value-type="string">
            <text:p>lngraph_2020_07_22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7_29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8];[.D148])" office:value-type="string" office:string-value="lngraph_2020_07_29__12_00.json.zst" calcext:value-type="string">
            <text:p>lngraph_2020_07_29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8_05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49];[.D149])" office:value-type="string" office:string-value="lngraph_2020_08_05__12_00.json.zst" calcext:value-type="string">
            <text:p>lngraph_2020_08_05__12_00.json.zst</text:p>
          </table:table-cell>
          <table:table-cell table:number-columns-repeated="2"/>
          <table:table-cell table:style-name="ce1" office:value-type="float" office:value="19" calcext:value-type="float" table:number-columns-spanned="1" table:number-rows-spanned="4">
            <text:p>19</text:p>
          </table:table-cell>
        </table:table-row>
        <table:table-row table:style-name="ro1">
          <table:table-cell office:value-type="string" calcext:value-type="string">
            <text:p>lngraph_2020_08_12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50];[.D150])" office:value-type="string" office:string-value="lngraph_2020_08_12__12_00.json.zst" calcext:value-type="string">
            <text:p>lngraph_2020_08_12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8_19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51];[.D151])" office:value-type="string" office:string-value="lngraph_2020_08_19__12_00.json.zst" calcext:value-type="string">
            <text:p>lngraph_2020_08_19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8_26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52];[.D152])" office:value-type="string" office:string-value="lngraph_2020_08_26__12_00.json.zst" calcext:value-type="string">
            <text:p>lngraph_2020_08_26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9_02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53];[.D153])" office:value-type="string" office:string-value="lngraph_2020_09_02__12_00.json.zst" calcext:value-type="string">
            <text:p>lngraph_2020_09_02__12_00.json.zst</text:p>
          </table:table-cell>
          <table:table-cell table:number-columns-repeated="2"/>
          <table:table-cell table:style-name="ce1" office:value-type="float" office:value="20" calcext:value-type="float" table:number-columns-spanned="1" table:number-rows-spanned="5">
            <text:p>20</text:p>
          </table:table-cell>
        </table:table-row>
        <table:table-row table:style-name="ro1">
          <table:table-cell office:value-type="string" calcext:value-type="string">
            <text:p>lngraph_2020_09_09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54];[.D154])" office:value-type="string" office:string-value="lngraph_2020_09_09__12_00.json.zst" calcext:value-type="string">
            <text:p>lngraph_2020_09_09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9_16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55];[.D155])" office:value-type="string" office:string-value="lngraph_2020_09_16__12_00.json.zst" calcext:value-type="string">
            <text:p>lngraph_2020_09_16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9_23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56];[.D156])" office:value-type="string" office:string-value="lngraph_2020_09_23__12_00.json.zst" calcext:value-type="string">
            <text:p>lngraph_2020_09_23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09_30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57];[.D157])" office:value-type="string" office:string-value="lngraph_2020_09_30__12_00.json.zst" calcext:value-type="string">
            <text:p>lngraph_2020_09_30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10_07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58];[.D158])" office:value-type="string" office:string-value="lngraph_2020_10_07__12_00.json.zst" calcext:value-type="string">
            <text:p>lngraph_2020_10_07__12_00.json.zst</text:p>
          </table:table-cell>
          <table:table-cell table:number-columns-repeated="2"/>
          <table:table-cell table:style-name="ce1" office:value-type="float" office:value="21" calcext:value-type="float" table:number-columns-spanned="1" table:number-rows-spanned="4">
            <text:p>21</text:p>
          </table:table-cell>
        </table:table-row>
        <table:table-row table:style-name="ro1">
          <table:table-cell office:value-type="string" calcext:value-type="string">
            <text:p>lngraph_2020_10_14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json.zst</text:p>
          </table:table-cell>
          <table:table-cell table:formula="of:=CONCATENATE([.A159];[.D159])" office:value-type="string" office:string-value="lngraph_2020_10_14__12_00.json.zst" calcext:value-type="string">
            <text:p>lngraph_2020_10_14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10_21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60];[.D160])" office:value-type="string" office:string-value="lngraph_2020_10_21__12_00.json.zst" calcext:value-type="string">
            <text:p>lngraph_2020_10_21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10_28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61];[.D161])" office:value-type="string" office:string-value="lngraph_2020_10_28__12_00.json.zst" calcext:value-type="string">
            <text:p>lngraph_2020_10_28__12_00.json.zst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lngraph_2020_11_01__12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62];[.D162])" office:value-type="string" office:string-value="lngraph_2020_11_01__12_00.json.zst" calcext:value-type="string">
            <text:p>lngraph_2020_11_01__12_00.json.zst</text:p>
          </table:table-cell>
          <table:table-cell table:number-columns-repeated="2"/>
          <table:table-cell table:style-name="ce1" office:value-type="float" office:value="22" calcext:value-type="float" table:number-columns-spanned="1" table:number-rows-spanned="4">
            <text:p>22</text:p>
          </table:table-cell>
        </table:table-row>
        <table:table-row table:style-name="ro1">
          <table:table-cell office:value-type="string" calcext:value-type="string">
            <text:p>lngraph_2020_11_04__12_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63];[.D163])" office:value-type="string" office:string-value="lngraph_2020_11_04__12_00.json.zst" calcext:value-type="string">
            <text:p>lngraph_2020_11_04__12_00.json.zst</text:p>
          </table:table-cell>
          <table:table-cell table:number-columns-repeated="2"/>
          <table:covered-table-cell table:style-name="ce3"/>
        </table:table-row>
        <table:table-row table:style-name="ro1">
          <table:table-cell office:value-type="string" calcext:value-type="string">
            <text:p>lngraph_2020_11_05__18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64];[.D164])" office:value-type="string" office:string-value="lngraph_2020_11_05__18_00.json.zst" calcext:value-type="string">
            <text:p>lngraph_2020_11_05__18_00.json.zst</text:p>
          </table:table-cell>
          <table:table-cell table:number-columns-repeated="2"/>
          <table:covered-table-cell table:style-name="ce3"/>
        </table:table-row>
        <table:table-row table:style-name="ro1">
          <table:table-cell office:value-type="string" calcext:value-type="string">
            <text:p>lngraph_2020_11_07__12_00</text:p>
          </table:table-cell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.json.zst</text:p>
          </table:table-cell>
          <table:table-cell table:formula="of:=CONCATENATE([.A165];[.D165])" office:value-type="string" office:string-value="lngraph_2020_11_07__12_00.json.zst" calcext:value-type="string">
            <text:p>lngraph_2020_11_07__12_00.json.zst</text:p>
          </table:table-cell>
          <table:table-cell table:number-columns-repeated="2"/>
          <table:covered-table-cell table:style-name="ce3"/>
        </table:table-row>
        <table:table-row table:style-name="ro1">
          <table:table-cell office:value-type="string" calcext:value-type="string">
            <text:p>lngraph_2020_11_11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20_11_18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20_11_25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20_12_02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20_12_09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20_12_16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20_12_23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graph_2020_12_30__12_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.json.zst</text:p>
          </table:table-cell>
          <table:table-cell table:number-columns-repeated="4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0:56:34.659499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23:35:46.029715624</meta:creation-date>
    <dc:date>2021-06-17T11:59:38.407727547</dc:date>
    <meta:editing-duration>PT51M16S</meta:editing-duration>
    <meta:editing-cycles>10</meta:editing-cycles>
    <meta:generator>LibreOffice/6.4.7.2$Linux_X86_64 LibreOffice_project/40$Build-2</meta:generator>
    <meta:document-statistic meta:table-count="1" meta:cell-count="638" meta:object-count="0"/>
  </office:meta>
</office:document-meta>
</file>